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l Spacejock book one - Sample yWriter Project</text:p>
      <text:p text:style-name="Subtitle">Simon Haynes</text:p>
      <text:section text:style-name="Sect1" text:name="ChID:37">
        <text:h text:style-name="Heading_20_2" text:outline-level="2">Arcs</text:h>
        <text:h text:style-name="Heading_20_3" text:outline-level="3">A – A Storyline</text:h>
        <text:section text:style-name="Sect1" text:name="ScID:11">
          <text:p text:style-name="Text_20_body">Clunk’s story.</text:p>
          <text:p text:style-name="Text_20_body"/>
        </text:section>
        <text:h text:style-name="Heading_20_3" text:outline-level="3">B – B Storyline</text:h>
        <text:section text:style-name="Sect1" text:name="ScID:13">
          <text:p text:style-name="Text_20_body">Hal’s story.</text:p>
          <text:p text:style-name="Text_20_body"/>
        </text:section>
        <text:h text:style-name="Heading_20_3" text:outline-level="3">C – C Storyline</text:h>
        <text:section text:style-name="Sect1" text:name="ScID:14">
          <text:p text:style-name="Text_20_body">Vurdi’s story</text:p>
          <text:p text:style-name="Text_20_body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egoe UI" svg:font-family="'Segoe UI'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en" fo:country="AU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en" fo:country="AU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Quotations" style:family="paragraph" style:parent-style-name="Text_20_body" style:class="html">
      <style:paragraph-properties fo:margin="100%" fo:margin-left="1cm" fo:margin-right="0cm" fo:margin-top="0cm" fo:margin-bottom="0cm" fo:text-indent="0cm" style:auto-text-indent="false"/>
      <style:text-properties style:font-name="Consolas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2-08-11T18:22:39Z</meta:creation-date>
    <dc:date>2022-10-10T09:05:18.48</dc:date>
    <meta:editing-duration>PT3M22S</meta:editing-duration>
    <meta:editing-cycles>2</meta:editing-cycles>
    <meta:document-statistic meta:table-count="0" meta:image-count="0" meta:object-count="0" meta:page-count="1" meta:paragraph-count="10" meta:word-count="30" meta:character-count="148"/>
  </office:meta>
</office:document-meta>
</file>